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cm" svg:height="0.655cm" svg:x="2.034cm" svg:y="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6" draw:id="id6" draw:layer="layout" svg:width="0.632cm" svg:height="0.469cm" svg:x="2.078cm" svg:y="1.9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2" draw:id="id2" draw:layer="layout" svg:width="0.71cm" svg:height="0.655cm" svg:x="3.64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32cm" svg:height="0.469cm" svg:x="3.693cm" svg:y="3.6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curve" svg:x1="2.389cm" svg:y1="2.562cm" svg:x2="3.649cm" svg:y2="3.879cm" draw:start-shape="id1" draw:start-glue-point="8" draw:end-shape="id2" svg:d="m2389 2562c0 878 420 1317 1260 1317">
          <text:p/>
        </draw:connector>
        <draw:frame draw:style-name="gr2" draw:layer="layout" svg:width="0.421cm" svg:height="0.469cm" svg:x="2.065cm" svg:y="0.87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13cm" svg:height="0.469cm" svg:x="2.301cm" svg:y="3.38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xml:id="id3" draw:id="id3" draw:layer="measurelines" svg:width="0.71cm" svg:height="0.655cm" svg:x="5.53cm" svg:y="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7" draw:id="id7" draw:layer="measurelines" svg:width="0.632cm" svg:height="0.469cm" svg:x="5.559cm" svg:y="3.06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1" draw:layer="measurelines" draw:type="curve" svg:x1="3.753cm" svg:y1="4.111cm" svg:x2="4.004cm" svg:y2="4.207cm" draw:start-shape="id2" draw:start-glue-point="7" draw:end-shape="id2" draw:end-glue-point="8" svg:d="m3753 4111c0 895 251 847 251 96">
          <text:p/>
        </draw:connector>
        <draw:connector draw:style-name="gr3" draw:text-style-name="P1" draw:layer="measurelines" draw:type="curve" svg:x1="4.359cm" svg:y1="3.88cm" svg:x2="5.885cm" svg:y2="3.636cm" draw:start-shape="id2" draw:start-glue-point="10" draw:end-shape="id3" draw:end-glue-point="8" svg:d="m4359 3880c879 0 732 129 894 256s632 251 632-500">
          <text:p/>
        </draw:connector>
        <draw:frame draw:style-name="gr2" draw:layer="measurelines" svg:width="0.417cm" svg:height="0.469cm" svg:x="3.597cm" svg:y="4.83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measurelines" svg:width="0.421cm" svg:height="0.469cm" svg:x="5.17cm" svg:y="4.29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xml:id="id4" draw:id="id4" draw:layer="measurelines" svg:width="0.71cm" svg:height="0.655cm" svg:x="5.154cm" svg:y="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5" draw:id="id5" draw:layer="measurelines" svg:width="0.631cm" svg:height="0.469cm" svg:x="5.198cm" svg:y="1.56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3" draw:text-style-name="P1" draw:layer="measurelines" draw:type="curve" svg:x1="5.53cm" svg:y1="3.309cm" svg:x2="5.258cm" svg:y2="2.037cm" draw:start-shape="id3" draw:start-glue-point="6" draw:end-shape="id4" draw:end-glue-point="7" svg:d="m5530 3309c-182 0-272-424-272-1272">
          <text:p/>
        </draw:connector>
        <draw:frame draw:style-name="gr2" draw:layer="measurelines" svg:width="0.413cm" svg:height="0.469cm" svg:x="4.837cm" svg:y="2.49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3" draw:text-style-name="P1" draw:layer="measurelines" draw:type="curve" svg:x1="5.198cm" svg:y1="1.797cm" svg:x2="2.71cm" svg:y2="2.226cm" draw:start-shape="id5" draw:start-glue-point="3" draw:end-shape="id6" draw:end-glue-point="1" svg:d="m5198 1797c-1866 0-622 429-2488 429">
          <text:p/>
        </draw:connector>
        <draw:frame draw:style-name="gr2" draw:layer="measurelines" svg:width="0.413cm" svg:height="0.469cm" svg:x="3.693cm" svg:y="1.5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measurelines" svg:width="0.421cm" svg:height="0.469cm" svg:x="6.814cm" svg:y="2.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3" draw:text-style-name="P1" draw:layer="layout" draw:type="curve" svg:x1="2.389cm" svg:y1="1.907cm" svg:x2="2.138cm" svg:y2="2.003cm" draw:start-shape="id1" draw:start-glue-point="4" draw:end-shape="id1" draw:end-glue-point="5" svg:d="m2389 1907c0-753-251-801-251 96">
          <text:p/>
        </draw:connector>
        <draw:connector draw:style-name="gr3" draw:text-style-name="P1" draw:layer="layout" draw:type="curve" draw:line-skew="0.377cm" svg:x1="6.136cm" svg:y1="3.077cm" svg:x2="6.191cm" svg:y2="3.3cm" draw:start-shape="id3" draw:start-glue-point="11" draw:end-shape="id7" draw:end-glue-point="1" svg:d="m6136 3077c0-331 303-276 524-138s357 361-469 361">
          <text:p/>
        </draw:connector>
        <draw:connector draw:style-name="gr3" draw:text-style-name="P1" draw:layer="layout" draw:type="curve" draw:line-skew="0cm 0.404cm" svg:x1="5.864cm" svg:y1="1.806cm" svg:x2="5.76cm" svg:y2="1.574cm" draw:start-shape="id4" draw:start-glue-point="10" draw:end-shape="id4" draw:end-glue-point="11" svg:d="m5864 1806c753 0 627-213 414-344s-518-179-518 112">
          <text:p/>
        </draw:connector>
        <draw:frame draw:style-name="gr2" draw:layer="layout" svg:width="0.413cm" svg:height="0.469cm" svg:x="6.466cm" svg:y="1.232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5:07:42</dc:date>
    <dc:creator>kkk </dc:creator>
    <meta:editing-duration>PT8H48M10S</meta:editing-duration>
    <meta:editing-cycles>41</meta:editing-cycles>
    <meta:generator>LibreOffice/3.3$Linux LibreOffice_project/330m19$Build-401</meta:generator>
    <meta:document-statistic meta:object-count="24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10/content.xml><?xml version="1.0" encoding="utf-8"?>
<math xmlns="http://www.w3.org/1998/Math/MathML">
  <semantics>
    <mn>1</mn>
    <annotation encoding="StarMath 5.0">1</annotation>
  </semantics>
</math>
</file>

<file path=Object 11/content.xml><?xml version="1.0" encoding="utf-8"?>
<math xmlns="http://www.w3.org/1998/Math/MathML">
  <semantics>
    <mn>1</mn>
    <annotation encoding="StarMath 5.0">1</annotation>
  </semantics>
</math>
</file>

<file path=Object 12/content.xml><?xml version="1.0" encoding="utf-8"?>
<math xmlns="http://www.w3.org/1998/Math/MathML">
  <semantics>
    <mn>0</mn>
    <annotation encoding="StarMath 5.0">0</annotation>
  </semantics>
</math>
</file>

<file path=Object 2/content.xml><?xml version="1.0" encoding="utf-8"?>
<math xmlns="http://www.w3.org/1998/Math/MathML">
  <semantics>
    <mn>01</mn>
    <annotation encoding="StarMath 5.0">01</annotation>
  </semantics>
</math>
</file>

<file path=Object 3/content.xml><?xml version="1.0" encoding="utf-8"?>
<math xmlns="http://www.w3.org/1998/Math/MathML">
  <semantics>
    <mn>0</mn>
    <annotation encoding="StarMath 5.0">0</annotation>
  </semantics>
</math>
</file>

<file path=Object 4/content.xml><?xml version="1.0" encoding="utf-8"?>
<math xmlns="http://www.w3.org/1998/Math/MathML">
  <semantics>
    <mn>1</mn>
    <annotation encoding="StarMath 5.0">1</annotation>
  </semantics>
</math>
</file>

<file path=Object 5/content.xml><?xml version="1.0" encoding="utf-8"?>
<math xmlns="http://www.w3.org/1998/Math/MathML">
  <semantics>
    <mn>10</mn>
    <annotation encoding="StarMath 5.0">10</annotation>
  </semantics>
</math>
</file>

<file path=Object 6/content.xml><?xml version="1.0" encoding="utf-8"?>
<math xmlns="http://www.w3.org/1998/Math/MathML">
  <semantics>
    <mn>1</mn>
    <annotation encoding="StarMath 5.0">1</annotation>
  </semantics>
</math>
</file>

<file path=Object 7/content.xml><?xml version="1.0" encoding="utf-8"?>
<math xmlns="http://www.w3.org/1998/Math/MathML">
  <semantics>
    <mn>0</mn>
    <annotation encoding="StarMath 5.0">0</annotation>
  </semantics>
</math>
</file>

<file path=Object 8/content.xml><?xml version="1.0" encoding="utf-8"?>
<math xmlns="http://www.w3.org/1998/Math/MathML">
  <semantics>
    <mn>11</mn>
    <annotation encoding="StarMath 5.0">11</annotation>
  </semantics>
</math>
</file>

<file path=Object 9/content.xml><?xml version="1.0" encoding="utf-8"?>
<math xmlns="http://www.w3.org/1998/Math/MathML">
  <semantics>
    <mn>0</mn>
    <annotation encoding="StarMath 5.0">0</annotation>
  </semantics>
</math>
</file>